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 la naissance a l'adoption </text:p>
      <text:p text:style-name="P1"/>
      <text:p text:style-name="P2">Après deux mois de gestation voilà le moment tant attendus ! </text:p>
      <text:p text:style-name="P2">Pour nous cela fais trois jours que tout est prêt (couverture chauffante ; table a langer <text:s/>pour couper les cordons ; le ravitaillement en sucre et énergie pour la maman sous forme gel a avaler et j'en passe...) <text:s/>et que nous guettons le moindre signe de top départ. </text:p>
      <text:p text:style-name="P2">La maman quand a elle est souvent paisible ,le calme avant la tempête . <text:s/></text:p>
      <text:p text:style-name="P2"/>
      <text:p text:style-name="P2">Photos </text:p>
      <text:p text:style-name="P2"/>
      <text:p text:style-name="P2"/>
      <text:p text:style-name="P2">Après quelques heures de travail acharné les premiers contacts avec la maman sont magiques .</text:p>
      <text:p text:style-name="P2"/>
      <text:p text:style-name="P2">Photos </text:p>
      <text:p text:style-name="P2"/>
      <text:p text:style-name="P2">Les chatons sourd et aveugle pendant les premiers jours de vie vont découvrir leurs environnements a tâtons sous la surveillance de leur maman .</text:p>
      <text:p text:style-name="P2"/>
      <text:p text:style-name="P2">Photo découverte . <text:s/></text:p>
      <text:p text:style-name="P2"/>
      <text:p text:style-name="P2">Pendant prés d'un mois les chatons vont continuer a être allaité avec quelques supplément de biberon pour les plus mince <text:s/>de la porté . </text:p>
      <text:p text:style-name="P2"/>
      <text:p text:style-name="P2">Photo allaitement 1mois. </text:p>
      <text:p text:style-name="P2"/>
      <text:p text:style-name="P2"/>
      <text:p text:style-name="P2">et puis tout doucement l'alimentation « solide » va être ajoutée  pour commencer le sevrage alimentaire . Et a ce moment la discipline va être de rigueur chacun son assiette pour éviter les disputes . </text:p>
      <text:p text:style-name="P2"/>
      <text:p text:style-name="P2">Photos pâté </text:p>
      <text:p text:style-name="P2"/>
      <text:p text:style-name="P2">Et comme la pâté c'est collant <text:s/>un bain n'est pas de trop !</text:p>
      <text:p text:style-name="P2"/>
      <text:p text:style-name="P2">Photo bain </text:p>
      <text:p text:style-name="P2"/>
      <text:p text:style-name="P2">tout ce petit monde va évoluer pendant encore 3 mois sous la coupe de la maman qui va leur apprendre a être de vrais petits chats <text:s/>et a 4 mois environs ils seront sevré <text:s/>au niveau alimentaire et psychologique et prêt a rejoindre leurs nouvelles fami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nnifer derison</meta:initial-creator>
    <meta:creation-date>2018-12-04T04:53:57.31</meta:creation-date>
    <dc:date>2018-12-04T17:54:21.62</dc:date>
    <dc:creator>jennifer derison</dc:creator>
    <meta:editing-duration>PT4M13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6" meta:word-count="247" meta:character-count="1395"/>
  </office:meta>
</office:document-meta>
</file>